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順位</text:p>
          </table:table-cell>
          <table:table-cell table:style-name="ce1" office:value-type="string" calcext:value-type="string">
            <text:p>銘柄名</text:p>
          </table:table-cell>
          <table:table-cell table:style-name="ce1" office:value-type="string" calcext:value-type="string">
            <text:p>時価総額（円）</text:p>
          </table:table-cell>
          <table:table-cell table:style-name="ce1" office:value-type="string" calcext:value-type="string">
            <text:p>現在値（円）</text:p>
          </table:table-cell>
          <table:table-cell table:style-name="ce1" office:value-type="string" calcext:value-type="string">
            <text:p>前日比</text:p>
          </table:table-cell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ikkei.com/nkd/company/?scode=7203" xlink:type="simple">トヨタ</text:a>7203プライム</text:p>
          </table:table-cell>
          <table:table-cell table:style-name="ce2" office:value-type="float" office:value="44012732557290" calcext:value-type="float">
            <text:p>44012732557290</text:p>
          </table:table-cell>
          <table:table-cell table:style-name="ce2" office:value-type="string" calcext:value-type="string">
            <text:p>2,786.5(15:30)</text:p>
          </table:table-cell>
          <table:table-cell table:style-name="ce2" office:value-type="string" calcext:value-type="string">
            <text:p>＋96.5＋3.58%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ikkei.com/nkd/company/?scode=6758" xlink:type="simple">ソニーＧ</text:a>6758プライム</text:p>
          </table:table-cell>
          <table:table-cell table:style-name="ce2" office:value-type="float" office:value="21647333470400" calcext:value-type="float">
            <text:p>21647333470400</text:p>
          </table:table-cell>
          <table:table-cell table:style-name="ce2" office:value-type="string" calcext:value-type="string">
            <text:p>3,520(15:30)</text:p>
          </table:table-cell>
          <table:table-cell table:style-name="ce2" office:value-type="string" calcext:value-type="string">
            <text:p>－15－0.42%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ikkei.com/nkd/company/?scode=8306" xlink:type="simple">三菱ＵＦＪ</text:a>8306プライム</text:p>
          </table:table-cell>
          <table:table-cell table:style-name="ce2" office:value-type="float" office:value="21383983750240" calcext:value-type="float">
            <text:p>21383983750240</text:p>
          </table:table-cell>
          <table:table-cell table:style-name="ce2" office:value-type="string" calcext:value-type="string">
            <text:p>1,772(15:30)</text:p>
          </table:table-cell>
          <table:table-cell table:style-name="ce2" office:value-type="string" calcext:value-type="string">
            <text:p>＋37＋2.13%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ikkei.com/nkd/company/?scode=6501" xlink:type="simple">日立</text:a>6501プライム</text:p>
          </table:table-cell>
          <table:table-cell table:style-name="ce2" office:value-type="float" office:value="17162540293695" calcext:value-type="float">
            <text:p>17162540293695</text:p>
          </table:table-cell>
          <table:table-cell table:style-name="ce2" office:value-type="string" calcext:value-type="string">
            <text:p>3,747(15:30)</text:p>
          </table:table-cell>
          <table:table-cell table:style-name="ce2" office:value-type="string" calcext:value-type="string">
            <text:p>＋3＋0.08%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ikkei.com/nkd/company/?scode=9983" xlink:type="simple">ファストリ</text:a>9983プライム</text:p>
          </table:table-cell>
          <table:table-cell table:style-name="ce2" office:value-type="float" office:value="15261877625280" calcext:value-type="float">
            <text:p>15261877625280</text:p>
          </table:table-cell>
          <table:table-cell table:style-name="ce2" office:value-type="string" calcext:value-type="string">
            <text:p>47,960(15:30)</text:p>
          </table:table-cell>
          <table:table-cell table:style-name="ce2" office:value-type="string" calcext:value-type="string">
            <text:p>＋1210＋2.58%</text:p>
          </table:table-cell>
          <table:table-cell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nikkei.com/nkd/company/?scode=7974" xlink:type="simple">任天堂</text:a>7974プライム</text:p>
          </table:table-cell>
          <table:table-cell table:style-name="ce2" office:value-type="float" office:value="14850520150000" calcext:value-type="float">
            <text:p>14850520150000</text:p>
          </table:table-cell>
          <table:table-cell table:style-name="ce2" office:value-type="string" calcext:value-type="string">
            <text:p>11,435(15:30)</text:p>
          </table:table-cell>
          <table:table-cell table:style-name="ce2" office:value-type="string" calcext:value-type="string">
            <text:p>＋35＋0.30%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nikkei.com/nkd/company/?scode=6861" xlink:type="simple">キーエンス</text:a>6861プライム</text:p>
          </table:table-cell>
          <table:table-cell table:style-name="ce2" office:value-type="float" office:value="14808915878760" calcext:value-type="float">
            <text:p>14808915878760</text:p>
          </table:table-cell>
          <table:table-cell table:style-name="ce2" office:value-type="string" calcext:value-type="string">
            <text:p>60,890(15:30)</text:p>
          </table:table-cell>
          <table:table-cell table:style-name="ce2" office:value-type="string" calcext:value-type="string">
            <text:p>－420－0.68%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nikkei.com/nkd/company/?scode=9432" xlink:type="simple">ＮＴＴ</text:a>9432プライム</text:p>
          </table:table-cell>
          <table:table-cell table:style-name="ce2" office:value-type="float" office:value="13491997143600" calcext:value-type="float">
            <text:p>13491997143600</text:p>
          </table:table-cell>
          <table:table-cell table:style-name="ce2" office:value-type="string" calcext:value-type="string">
            <text:p>149(15:30)</text:p>
          </table:table-cell>
          <table:table-cell table:style-name="ce2" office:value-type="string" calcext:value-type="string">
            <text:p>＋1.4＋0.94%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nikkei.com/nkd/company/?scode=4519" xlink:type="simple">中外薬</text:a>4519プライム</text:p>
          </table:table-cell>
          <table:table-cell table:style-name="ce2" office:value-type="float" office:value="13462684374006" calcext:value-type="float">
            <text:p>13462684374006</text:p>
          </table:table-cell>
          <table:table-cell table:style-name="ce2" office:value-type="string" calcext:value-type="string">
            <text:p>8,018(15:30)</text:p>
          </table:table-cell>
          <table:table-cell table:style-name="ce2" office:value-type="string" calcext:value-type="string">
            <text:p>－256－3.09%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nikkei.com/nkd/company/?scode=8316" xlink:type="simple">三井住友ＦＧ</text:a>8316プライム</text:p>
          </table:table-cell>
          <table:table-cell table:style-name="ce2" office:value-type="float" office:value="13040083402506" calcext:value-type="float">
            <text:p>13040083402506</text:p>
          </table:table-cell>
          <table:table-cell table:style-name="ce2" office:value-type="string" calcext:value-type="string">
            <text:p>3,357(15:30)</text:p>
          </table:table-cell>
          <table:table-cell table:style-name="ce2" office:value-type="string" calcext:value-type="string">
            <text:p>＋66＋2.00%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nikkei.com/nkd/company/?scode=6098" xlink:type="simple">リクルート</text:a>6098プライム</text:p>
          </table:table-cell>
          <table:table-cell table:style-name="ce2" office:value-type="float" office:value="11823175846440" calcext:value-type="float">
            <text:p>11823175846440</text:p>
          </table:table-cell>
          <table:table-cell table:style-name="ce2" office:value-type="string" calcext:value-type="string">
            <text:p>7,560(15:30)</text:p>
          </table:table-cell>
          <table:table-cell table:style-name="ce2" office:value-type="string" calcext:value-type="string">
            <text:p>－49－0.64%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nikkei.com/nkd/company/?scode=8001" xlink:type="simple">伊藤忠</text:a>8001プライム</text:p>
          </table:table-cell>
          <table:table-cell table:style-name="ce2" office:value-type="float" office:value="11530071141600" calcext:value-type="float">
            <text:p>11530071141600</text:p>
          </table:table-cell>
          <table:table-cell table:style-name="ce2" office:value-type="string" calcext:value-type="string">
            <text:p>7,275(15:30)</text:p>
          </table:table-cell>
          <table:table-cell table:style-name="ce2" office:value-type="string" calcext:value-type="string">
            <text:p>＋147＋2.06%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nikkei.com/nkd/company/?scode=9433" xlink:type="simple">ＫＤＤＩ</text:a>9433プライム</text:p>
          </table:table-cell>
          <table:table-cell table:style-name="ce2" office:value-type="float" office:value="11110469482704" calcext:value-type="float">
            <text:p>11110469482704</text:p>
          </table:table-cell>
          <table:table-cell table:style-name="ce2" office:value-type="string" calcext:value-type="string">
            <text:p>2,534.5(15:30)</text:p>
          </table:table-cell>
          <table:table-cell table:style-name="ce2" office:value-type="string" calcext:value-type="string">
            <text:p>＋14.5＋0.57%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nikkei.com/nkd/company/?scode=8058" xlink:type="simple">三菱商</text:a>8058プライム</text:p>
          </table:table-cell>
          <table:table-cell table:style-name="ce2" office:value-type="float" office:value="10898668829053.5" calcext:value-type="float">
            <text:p>10898668829053.5</text:p>
          </table:table-cell>
          <table:table-cell table:style-name="ce2" office:value-type="string" calcext:value-type="string">
            <text:p>2,709.5(15:30)</text:p>
          </table:table-cell>
          <table:table-cell table:style-name="ce2" office:value-type="string" calcext:value-type="string">
            <text:p>＋31.5＋1.17%</text:p>
          </table:table-cell>
          <table:table-cell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nikkei.com/nkd/company/?scode=8766" xlink:type="simple">東京海上</text:a>8766プライム</text:p>
          </table:table-cell>
          <table:table-cell table:style-name="ce2" office:value-type="float" office:value="10863278000000" calcext:value-type="float">
            <text:p>10863278000000</text:p>
          </table:table-cell>
          <table:table-cell table:style-name="ce2" office:value-type="string" calcext:value-type="string">
            <text:p>5,617(15:30)</text:p>
          </table:table-cell>
          <table:table-cell table:style-name="ce2" office:value-type="string" calcext:value-type="string">
            <text:p>＋52＋0.93%</text:p>
          </table:table-cell>
          <table:table-cell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nikkei.com/nkd/company/?scode=9984" xlink:type="simple">ＳＢＧ</text:a>9984プライム</text:p>
          </table:table-cell>
          <table:table-cell table:style-name="ce2" office:value-type="float" office:value="10539865799100" calcext:value-type="float">
            <text:p>10539865799100</text:p>
          </table:table-cell>
          <table:table-cell table:style-name="ce2" office:value-type="string" calcext:value-type="string">
            <text:p>7,170(15:30)</text:p>
          </table:table-cell>
          <table:table-cell table:style-name="ce2" office:value-type="string" calcext:value-type="string">
            <text:p>－53－0.73%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nikkei.com/nkd/company/?scode=9434" xlink:type="simple">ＳＢ</text:a>9434プライム</text:p>
          </table:table-cell>
          <table:table-cell table:style-name="ce2" office:value-type="float" office:value="10352523183760" calcext:value-type="float">
            <text:p>10352523183760</text:p>
          </table:table-cell>
          <table:table-cell table:style-name="ce2" office:value-type="string" calcext:value-type="string">
            <text:p>216.8(15:30)</text:p>
          </table:table-cell>
          <table:table-cell table:style-name="ce2" office:value-type="string" calcext:value-type="string">
            <text:p>＋4.1＋1.92%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nikkei.com/nkd/company/?scode=8035" xlink:type="simple">東エレク</text:a>8035プライム</text:p>
          </table:table-cell>
          <table:table-cell table:style-name="ce2" office:value-type="float" office:value="9998613939600" calcext:value-type="float">
            <text:p>9998613939600</text:p>
          </table:table-cell>
          <table:table-cell table:style-name="ce2" office:value-type="string" calcext:value-type="string">
            <text:p>21,200(15:30)</text:p>
          </table:table-cell>
          <table:table-cell table:style-name="ce2" office:value-type="string" calcext:value-type="string">
            <text:p>－50－0.23%</text:p>
          </table:table-cell>
          <table:table-cell table:number-columns-repeated="1637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nikkei.com/nkd/company/?scode=7011" xlink:type="simple">三菱重</text:a>7011プライム</text:p>
          </table:table-cell>
          <table:table-cell table:style-name="ce2" office:value-type="float" office:value="9498505409055" calcext:value-type="float">
            <text:p>9498505409055</text:p>
          </table:table-cell>
          <table:table-cell table:style-name="ce2" office:value-type="string" calcext:value-type="string">
            <text:p>2,815.5(15:30)</text:p>
          </table:table-cell>
          <table:table-cell table:style-name="ce2" office:value-type="string" calcext:value-type="string">
            <text:p>＋66.5＋2.41%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nikkei.com/nkd/company/?scode=8411" xlink:type="simple">みずほＦＧ</text:a>8411プライム</text:p>
          </table:table-cell>
          <table:table-cell table:style-name="ce2" office:value-type="float" office:value="8923840168700" calcext:value-type="float">
            <text:p>8923840168700</text:p>
          </table:table-cell>
          <table:table-cell table:style-name="ce2" office:value-type="string" calcext:value-type="string">
            <text:p>3,550(15:30)</text:p>
          </table:table-cell>
          <table:table-cell table:style-name="ce2" office:value-type="string" calcext:value-type="string">
            <text:p>＋60＋1.71%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nikkei.com/nkd/company/?scode=2914" xlink:type="simple">ＪＴ</text:a>2914プライム</text:p>
          </table:table-cell>
          <table:table-cell table:style-name="ce2" office:value-type="float" office:value="8764000000000" calcext:value-type="float">
            <text:p>8764000000000</text:p>
          </table:table-cell>
          <table:table-cell table:style-name="ce2" office:value-type="string" calcext:value-type="string">
            <text:p>4,382(15:30)</text:p>
          </table:table-cell>
          <table:table-cell table:style-name="ce2" office:value-type="string" calcext:value-type="string">
            <text:p>＋28＋0.64%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nikkei.com/nkd/company/?scode=4063" xlink:type="simple">信越化</text:a>4063プライム</text:p>
          </table:table-cell>
          <table:table-cell table:style-name="ce2" office:value-type="float" office:value="8561287165745" calcext:value-type="float">
            <text:p>8561287165745</text:p>
          </table:table-cell>
          <table:table-cell table:style-name="ce2" office:value-type="string" calcext:value-type="string">
            <text:p>4,313(15:30)</text:p>
          </table:table-cell>
          <table:table-cell table:style-name="ce2" office:value-type="string" calcext:value-type="string">
            <text:p>＋267＋6.59%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nikkei.com/nkd/company/?scode=8031" xlink:type="simple">三井物</text:a>8031プライム</text:p>
          </table:table-cell>
          <table:table-cell table:style-name="ce2" office:value-type="float" office:value="8320631051008" calcext:value-type="float">
            <text:p>8320631051008</text:p>
          </table:table-cell>
          <table:table-cell table:style-name="ce2" office:value-type="string" calcext:value-type="string">
            <text:p>2,864(15:30)</text:p>
          </table:table-cell>
          <table:table-cell table:style-name="ce2" office:value-type="string" calcext:value-type="string">
            <text:p>＋44＋1.56%</text:p>
          </table:table-cell>
          <table:table-cell table:number-columns-repeated="1637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nikkei.com/nkd/company/?scode=7267" xlink:type="simple">ホンダ</text:a>7267プライム</text:p>
          </table:table-cell>
          <table:table-cell table:style-name="ce2" office:value-type="float" office:value="7663920000000" calcext:value-type="float">
            <text:p>7663920000000</text:p>
          </table:table-cell>
          <table:table-cell table:style-name="ce2" office:value-type="string" calcext:value-type="string">
            <text:p>1,451.5(15:30)</text:p>
          </table:table-cell>
          <table:table-cell table:style-name="ce2" office:value-type="string" calcext:value-type="string">
            <text:p>＋14＋0.97%</text:p>
          </table:table-cell>
          <table:table-cell table:number-columns-repeated="1637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nikkei.com/nkd/company/?scode=4502" xlink:type="simple">武田</text:a>4502プライム</text:p>
          </table:table-cell>
          <table:table-cell table:style-name="ce2" office:value-type="float" office:value="6831537621046" calcext:value-type="float">
            <text:p>6831537621046</text:p>
          </table:table-cell>
          <table:table-cell table:style-name="ce2" office:value-type="string" calcext:value-type="string">
            <text:p>4,294(15:30)</text:p>
          </table:table-cell>
          <table:table-cell table:style-name="ce2" office:value-type="string" calcext:value-type="string">
            <text:p>＋19＋0.44%</text:p>
          </table:table-cell>
          <table:table-cell table:number-columns-repeated="1637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nikkei.com/nkd/company/?scode=4568" xlink:type="simple">第一三共</text:a>4568プライム</text:p>
          </table:table-cell>
          <table:table-cell table:style-name="ce2" office:value-type="float" office:value="6703935639177" calcext:value-type="float">
            <text:p>6703935639177</text:p>
          </table:table-cell>
          <table:table-cell table:style-name="ce2" office:value-type="string" calcext:value-type="string">
            <text:p>3,513(15:30)</text:p>
          </table:table-cell>
          <table:table-cell table:style-name="ce2" office:value-type="string" calcext:value-type="string">
            <text:p>－10－0.28%</text:p>
          </table:table-cell>
          <table:table-cell table:number-columns-repeated="1637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nikkei.com/nkd/company/?scode=6702" xlink:type="simple">富士通</text:a>6702プライム</text:p>
          </table:table-cell>
          <table:table-cell table:style-name="ce2" office:value-type="float" office:value="6513636075250" calcext:value-type="float">
            <text:p>6513636075250</text:p>
          </table:table-cell>
          <table:table-cell table:style-name="ce2" office:value-type="string" calcext:value-type="string">
            <text:p>3,145(15:30)</text:p>
          </table:table-cell>
          <table:table-cell table:style-name="ce2" office:value-type="string" calcext:value-type="string">
            <text:p>＋65＋2.11%</text:p>
          </table:table-cell>
          <table:table-cell table:number-columns-repeated="1637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www.nikkei.com/nkd/company/?scode=7751" xlink:type="simple">キヤノン</text:a>7751プライム</text:p>
          </table:table-cell>
          <table:table-cell table:style-name="ce2" office:value-type="float" office:value="5871226768528" calcext:value-type="float">
            <text:p>5871226768528</text:p>
          </table:table-cell>
          <table:table-cell table:style-name="ce2" office:value-type="string" calcext:value-type="string">
            <text:p>4,402(15:30)</text:p>
          </table:table-cell>
          <table:table-cell table:style-name="ce2" office:value-type="string" calcext:value-type="string">
            <text:p>＋70＋1.61%</text:p>
          </table:table-cell>
          <table:table-cell table:number-columns-repeated="1637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www.nikkei.com/nkd/company/?scode=7741" xlink:type="simple">ＨＯＹＡ</text:a>7741プライム</text:p>
          </table:table-cell>
          <table:table-cell table:style-name="ce2" office:value-type="float" office:value="5746450940300" calcext:value-type="float">
            <text:p>5746450940300</text:p>
          </table:table-cell>
          <table:table-cell table:style-name="ce2" office:value-type="string" calcext:value-type="string">
            <text:p>16,615(15:30)</text:p>
          </table:table-cell>
          <table:table-cell table:style-name="ce2" office:value-type="string" calcext:value-type="string">
            <text:p>＋70＋0.42%</text:p>
          </table:table-cell>
          <table:table-cell table:number-columns-repeated="1637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www.nikkei.com/nkd/company/?scode=4661" xlink:type="simple">ＯＬＣ</text:a>4661プライム</text:p>
          </table:table-cell>
          <table:table-cell table:style-name="ce2" office:value-type="float" office:value="5662417766000" calcext:value-type="float">
            <text:p>5662417766000</text:p>
          </table:table-cell>
          <table:table-cell table:style-name="ce2" office:value-type="string" calcext:value-type="string">
            <text:p>3,145(15:30)</text:p>
          </table:table-cell>
          <table:table-cell table:style-name="ce2" office:value-type="string" calcext:value-type="string">
            <text:p>＋91＋2.97%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00/00/00</text:date>, <text:time style:data-style-name="N2" text:time-value="16:13:52.81310557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2:24:29.973092701</meta:creation-date>
    <dc:date>2025-04-28T16:14:57.124440856</dc:date>
    <meta:editing-duration>PT27M3S</meta:editing-duration>
    <meta:editing-cycles>18</meta:editing-cycles>
    <meta:generator>LibreOffice/25.2.3.1$Linux_X86_64 LibreOffice_project/520$Build-1</meta:generator>
    <meta:document-statistic meta:table-count="1" meta:cell-count="155" meta:object-count="0"/>
  </office:meta>
</office:document-meta>
</file>